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164.01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56.61pt"/>
    </style:style>
    <style:style style:name="co8" style:family="table-column">
      <style:table-column-properties fo:break-before="auto" style:column-width="61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6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Bitstream Ver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tmeg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a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n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y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:.D7])" office:value-type="float" office:value="91.5" calcext:value-type="float">
            <text:p>91.5</text:p>
          </table:table-cell>
          <table:table-cell/>
          <table:table-cell table:formula="of:=4*170" office:value-type="float" office:value="680" calcext:value-type="float">
            <text:p>68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in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rvicio de disno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SOLE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tmeg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3186</text:p>
          </table:table-cell>
          <table:table-cell office:value-type="float" office:value="4.73" calcext:value-type="float">
            <text:p>4.73</text:p>
          </table:table-cell>
          <table:table-cell table:formula="of:=[.A1]*[.B5]" office:value-type="float" office:value="15.609" calcext:value-type="float">
            <text:p>15.609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5.609" calcext:value-type="float">
            <text:p>15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780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nt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ys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O COMPONENTES</text:p>
          </table:table-cell>
          <table:table-cell table:number-columns-repeated="3"/>
          <table:table-cell table:formula="of:=SUM([.E4:.E10])" office:value-type="float" office:value="49.709" calcext:value-type="float">
            <text:p>49.709</text:p>
          </table:table-cell>
          <table:table-cell/>
          <table:table-cell table:formula="of:=4*170"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ENSAMBLAJ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[.E11]+[.E12]" office:value-type="float" office:value="74.709" calcext:value-type="float">
            <text:p>74.70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rvicio de disno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SOLES</text:p>
          </table:table-cell>
          <table:table-cell table:number-columns-repeated="2"/>
          <table:table-cell office:value-type="string" calcext:value-type="string">
            <text:p>extra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tmeg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co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31856</text:p>
          </table:table-cell>
          <table:table-cell office:value-type="float" office:value="4.73" calcext:value-type="float">
            <text:p>4.73</text:p>
          </table:table-cell>
          <table:table-cell table:formula="of:=[.A1]*[.B5]" office:value-type="float" office:value="15.609" calcext:value-type="float">
            <text:p>15.609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5.609" calcext:value-type="float">
            <text:p>15.60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le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M7805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ent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ptac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lays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TO COMPONENTES</text:p>
          </table:table-cell>
          <table:table-cell table:number-columns-repeated="3"/>
          <table:table-cell table:formula="of:=SUM([.E4:.E10])" office:value-type="float" office:value="53.709" calcext:value-type="float">
            <text:p>53.709</text:p>
          </table:table-cell>
          <table:table-cell/>
          <table:table-cell table:formula="of:=4*170" office:value-type="float" office:value="680" calcext:value-type="float">
            <text:p>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AMBLAJ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1" table:formula="of:=[.E11]+[.E12]" office:value-type="float" office:value="78.709" calcext:value-type="float">
            <text:p>78.709</text:p>
          </table:table-cell>
          <table:table-cell table:style-name="ce1" table:formula="of:=SUM([.F4:.F12])" office:value-type="float" office:value="140" calcext:value-type="float">
            <text:p>140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  <table:table-cell table:style-name="ce1" table:formula="of:=[.F13]/4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E13:.E15])" office:value-type="float" office:value="113.709" calcext:value-type="float">
            <text:p>113.709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ervicio de disno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formula="of:=170*4"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200*4" office:value-type="float" office:value="800" calcext:value-type="float">
            <text:p>800</text:p>
          </table:table-cell>
          <table:table-cell table:number-columns-repeated="1019"/>
        </table:table-row>
      </table:table>
      <table:table table:name="Sheet4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r. ANTONIO CASTILL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COSTO</text:p>
            <text:p>UNITARIO</text:p>
          </table:table-cell>
          <table:table-cell table:style-name="ce6" office:value-type="string" calcext:value-type="string">
            <text:p>SUBTOTAL</text:p>
          </table:table-cell>
        </table:table-row>
        <table:table-row table:style-name="ro1">
          <table:table-cell/>
          <table:table-cell table:style-name="ce2" office:value-type="string" calcext:value-type="string">
            <text:p>DISEÑO 1 PCB PRINCIP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[.C5]*[.D5]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2" office:value-type="string" calcext:value-type="string">
            <text:p>COSTO TARJETA CONTROL</text:p>
            <text:p>4 UNIDAD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5" calcext:value-type="float">
            <text:p>205</text:p>
          </table:table-cell>
          <table:table-cell table:style-name="ce6" table:formula="of:=[.C6]*[.D6]" office:value-type="float" office:value="820" calcext:value-type="float">
            <text:p>820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6" table:formula="of:=[.C7]*[.D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6" table:formula="of:=[.C8]*[.D8]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2" office:value-type="string" calcext:value-type="string">
            <text:p>DISEÑO Y ENSAMBLAJE</text:p>
            <text:p><text:span text:style-name="T1">TARJETA EXTERNA </text:span></text:p>
            <text:p>LCD+TECLADO+ CABLE ID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6" table:formula="of:=[.C9]*[.D9]" office:value-type="float" office:value="50" calcext:value-type="float">
            <text:p>50</text:p>
          </table:table-cell>
        </table:table-row>
        <table:table-row table:style-name="ro3">
          <table:table-cell/>
          <table:table-cell office:value-type="string" calcext:value-type="string">
            <text:p>ADAPTACION</text:p>
            <text:p>A LA CARCASA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6"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TOTAL</text:p>
          </table:table-cell>
          <table:table-cell table:style-name="ce4" table:formula="of:=SUM([.E5:.E11])" office:value-type="float" office:value="1050" calcext:value-type="float">
            <text:p>105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 Cta.</text:p>
            <text:p>500+25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RESTA</text:p>
          </table:table-cell>
          <table:table-cell table:style-name="ce5" table:formula="of:=[.E12]-[.E14]"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20:29:58.251537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3:57:42.129154779</meta:creation-date>
    <dc:date>2019-04-27T20:39:03.460597759</dc:date>
    <meta:editing-duration>PT5H14M50S</meta:editing-duration>
    <meta:editing-cycles>8</meta:editing-cycles>
    <meta:generator>LibreOffice/6.2.3.2$Linux_X86_64 LibreOffice_project/20$Build-2</meta:generator>
    <meta:document-statistic meta:table-count="4" meta:cell-count="154" meta:object-count="0"/>
  </office:meta>
</office:document-meta>
</file>